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draw:shadow="hidden" draw:shadow-offset-x="0.203cm" draw:shadow-offset-y="0.203cm"/>
    </style:style>
    <style:style style:name="gr4" style:family="graphic" style:parent-style-name="standard">
      <style:graphic-properties draw:fill="gradient" draw:fill-color="#ffd88d" draw:fill-gradient-name="Gradient_20_7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808080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family="Courier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family="Courier" style:font-family-generic="modern" style:font-pitch="fixed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Courier" style:font-family-generic="modern" style:font-pitch="fixed" fo:font-size="12pt" style:font-size-asian="12pt" style:font-size-complex="12pt"/>
    </style:style>
    <style:style style:name="T5" style:family="text">
      <style:text-properties fo:font-family="Arial" style:font-family-generic="swiss" style:font-pitch="variable" fo:font-size="13pt" style:font-size-asian="13pt" style:font-size-complex="13pt"/>
    </style:style>
    <style:style style:name="T6" style:family="text">
      <style:text-properties style:text-position="super 58%" fo:font-family="Arial" style:font-family-generic="swiss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6.223cm" svg:height="12.827cm" svg:x="3.167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236cm" svg:x="5.012cm" svg:y="18.871cm">
          <text:p text:style-name="P1">Dav/htt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236cm" svg:x="5.011cm" svg:y="18.271cm">
          <text:p text:style-name="P1">Dav/htt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236cm" svg:x="4.953cm" svg:y="13.411cm">
          <text:p text:style-name="P1">dmli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236cm" svg:x="4.946cm" svg:y="12.811cm">
          <text:p text:style-name="P1">dmli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04cm" svg:height="2.125cm" svg:x="1.008cm" svg:y="1.542cm">
          <text:p text:style-name="P1">Apache2</text:p>
          <draw:enhanced-geometry svg:viewBox="0 0 21600 21600" draw:extrusion="false" draw:type="rectangle" draw:enhanced-path="M 0 0 L 21600 0 21600 21600 0 21600 0 0 Z N"/>
        </draw:custom-shape>
        <draw:custom-shape draw:style-name="gr2" draw:text-style-name="P1" draw:layer="layout" svg:width="4.904cm" svg:height="0.982cm" svg:x="1.057cm" svg:y="4.844cm">
          <text:p text:style-name="P1">lcgdm_dav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04cm" svg:height="0.889cm" svg:x="1.057cm" svg:y="5.826cm">
          <text:p text:style-name="P1">dml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904cm" svg:height="2.252cm" svg:x="1.057cm" svg:y="7.892cm">
          <text:p text:style-name="P1">ug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236cm" svg:x="4.945cm" svg:y="12.176cm">
          <text:p text:style-name="P1">dmli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236cm" svg:x="5.01cm" svg:y="17.671cm">
          <text:p text:style-name="P1">Dav/htt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236cm" svg:x="5.01cm" svg:y="20.465cm">
          <text:p text:style-name="P1">Dav/htt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303cm" svg:height="2.032cm" svg:x="7.485cm" svg:y="2.016cm">
          <text:p text:style-name="P1"><text:span text:style-name="T1">/etc/httpd/conf.d/zlcgdm-ugr-dav.con</text:span><text:span text:style-name="T2">f</text:span></text:p>
          <text:p text:style-name="P1"><text:span text:style-name="T3">Loads lcgdm-dav</text:span></text:p>
          <text:p text:style-name="P1"><text:span text:style-name="T3">sets up apache for DAV with dmlite</text:span></text:p>
          <draw:enhanced-geometry svg:viewBox="0 0 21600 21600" draw:text-areas="800 800 20800 20800" draw:type="round-rectangular-callout" draw:modifiers="-1994.90445859873 5726.709296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1.303cm" svg:height="2.032cm" svg:x="7.485cm" svg:y="4.683cm">
          <text:p text:style-name="P1"><text:span text:style-name="T4">/etc/ugr/ugrdmlite.conf</text:span></text:p>
          <text:p text:style-name="P1"><text:span text:style-name="T3">Loads ugr as a namespace plugin</text:span></text:p>
          <text:p text:style-name="P1"><text:span text:style-name="T3">configure dmlite (e.g. for profiling)</text:span></text:p>
          <draw:enhanced-geometry svg:viewBox="0 0 21600 21600" draw:extrusion="false" draw:extrusion-depth="0cm 0" dr3d:shade-mode="flat" draw:extrusion-metal="false" draw:extrusion-specularity="0%" draw:extrusion-diffusion="0%" draw:extrusion-viewpoint="(3.472cm 0cm 25cm)" draw:extrusion-origin="0.5 0" draw:extrusion-skew="50 180" draw:text-areas="800 800 20800 20800" draw:type="round-rectangular-callout" draw:modifiers="-1994.90445859873 5726.709296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0.296cm" svg:height="2.921cm" svg:x="9cm" svg:y="13.722cm">
          <text:p text:style-name="P1"><text:span text:style-name="T4">/etc/ugr/ugrdmliteclientMY.conf</text:span></text:p>
          <text:p text:style-name="P1"><text:span text:style-name="T4">/etc/ugr/ugrdmliteclientORA.conf</text:span></text:p>
          <text:p text:style-name="P1"><text:span text:style-name="T3">Use dmlite if need to talk to a</text:span></text:p>
          <text:p text:style-name="P1"><text:span text:style-name="T3">native DPM/LFC db as an endpoint</text:span></text:p>
          <draw:enhanced-geometry svg:viewBox="0 0 21600 21600" draw:text-areas="800 800 20800 20800" draw:type="round-rectangular-callout" draw:modifiers="-2192.0947848888 3991.7864476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2.667cm" svg:height="1.236cm" svg:x="4.945cm" svg:y="14.843cm">
          <text:p text:style-name="P1">dmlit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413cm" svg:height="1.143cm" svg:x="2.151cm" svg:y="3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413cm" svg:height="1.143cm" svg:x="2.151cm" svg:y="6.7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0.23cm" svg:height="2.032cm" svg:x="9.066cm" svg:y="19.161cm">
          <text:p text:style-name="P1"><text:span text:style-name="T3">The instances of the dav/http plugin</text:span></text:p>
          <text:p text:style-name="P1"><text:span text:style-name="T3">do not need additional config than the</text:span></text:p>
          <text:p text:style-name="P1"><text:span text:style-name="T3">one in ugr</text:span></text:p>
          <draw:enhanced-geometry svg:viewBox="0 0 21600 21600" draw:text-areas="800 800 20800 20800" draw:type="round-rectangular-callout" draw:modifiers="-1344.85387547649 -9519.72454500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6" draw:text-style-name="P1" draw:layer="layout" svg:width="3.862cm" svg:height="0.581cm" draw:transform="rotate (-0.808611042448974) translate (2.278cm 10.144cm)" svg:viewBox="0 0 3863 582" svg:d="m0 0c827 789 1904 764 3863 0">
          <text:p/>
        </draw:path>
        <draw:path draw:style-name="gr6" draw:text-style-name="P1" draw:layer="layout" svg:width="3.862cm" svg:height="0.581cm" draw:transform="rotate (-0.808611042448974) translate (2.279cm 10.144cm)" svg:viewBox="0 0 3863 582" svg:d="m0 0c827 789 1904 764 3863 0">
          <text:p/>
        </draw:path>
        <draw:path draw:style-name="gr7" draw:text-style-name="P1" draw:layer="layout" svg:width="4.872cm" svg:height="1.247cm" draw:transform="rotate (-0.808611042448974) translate (2.278cm 10.144cm)" svg:viewBox="0 0 4873 1248" svg:d="m0 0c827 789 2915 1729 4873 965">
          <text:p/>
        </draw:path>
        <draw:path draw:style-name="gr6" draw:text-style-name="P1" draw:layer="layout" svg:width="5.791cm" svg:height="2.024cm" draw:transform="rotate (-0.808611042448974) translate (2.278cm 10.144cm)" svg:viewBox="0 0 5792 2025" svg:d="m0 0c827 789 3834 2605 5792 1841">
          <text:p/>
        </draw:path>
        <draw:path draw:style-name="gr6" draw:text-style-name="P1" draw:layer="layout" svg:width="7.857cm" svg:height="3.826cm" draw:transform="skewX (6.19337200230495E-017) rotate (-0.808611042448974) translate (2.278cm 10.144cm)" svg:viewBox="0 0 7858 3827" svg:d="m0 0c827 789 5899 4488 7858 3724">
          <text:p/>
        </draw:path>
        <draw:path draw:style-name="gr7" draw:text-style-name="P1" draw:layer="layout" svg:width="8.867cm" svg:height="4.772cm" draw:transform="skewX (-8.80080228633409E-017) rotate (-0.808611042448974) translate (2.278cm 10.144cm)" svg:viewBox="0 0 8868 4773" svg:d="m0 0c827 789 6910 5453 8868 4689">
          <text:p/>
        </draw:path>
        <draw:path draw:style-name="gr6" draw:text-style-name="P1" draw:layer="layout" svg:width="9.878cm" svg:height="5.723cm" draw:transform="rotate (-0.808611042448974) translate (2.278cm 10.144cm)" svg:viewBox="0 0 9879 5724" svg:d="m0 0c827 789 7921 6417 9879 5653">
          <text:p/>
        </draw:path>
        <draw:custom-shape draw:style-name="gr2" draw:text-style-name="P1" draw:layer="layout" svg:width="1.729cm" svg:height="0.762cm" svg:x="1.057cm" svg:y="9.382cm">
          <text:p text:style-name="P1">lo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0.728cm" svg:x="7.993cm" svg:y="7.892cm">
          <text:p text:style-name="P1">memcache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2.032cm" svg:x="13.189cm" svg:y="7.712cm">
          <text:p text:style-name="P1"><text:span text:style-name="T4">/etc/sysconfig/memcached</text:span></text:p>
          <text:p text:style-name="P1"><text:span text:style-name="T5">Give a decent amount</text:span></text:p>
          <text:p text:style-name="P1"><text:span text:style-name="T5">of memory to</text:span></text:p>
          <text:p text:style-name="P1"><text:span text:style-name="T5">the ext 2</text:span><text:span text:style-name="T6">nd</text:span><text:span text:style-name="T5"> level cache</text:span></text:p>
          <draw:enhanced-geometry svg:viewBox="0 0 21600 21600" draw:extrusion="false" draw:extrusion-depth="0cm 0" dr3d:shade-mode="flat" draw:extrusion-metal="false" draw:extrusion-specularity="0%" draw:extrusion-diffusion="0%" draw:extrusion-viewpoint="(3.472cm 0cm 25cm)" draw:extrusion-origin="0.5 0" draw:extrusion-skew="50 180" draw:text-areas="800 800 20800 20800" draw:type="round-rectangular-callout" draw:modifiers="-3702.14859767099 5726.709296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2.032cm" svg:height="0.889cm" svg:x="5.961cm" svg:y="7.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2.921cm" svg:height="1.27cm" svg:x="4.818cm" svg:y="22.209cm">
          <text:p text:style-name="P1">Plugins talking</text:p>
          <text:p text:style-name="P1">to endpoin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296cm" svg:height="2.921cm" svg:x="9cm" svg:y="10.323cm">
          <text:p text:style-name="P1"><text:span text:style-name="T4">/etc/ugr.conf</text:span></text:p>
          <text:p text:style-name="P1"><text:span text:style-name="T3">Full ugr config</text:span></text:p>
          <text:p text:style-name="P1"><text:span text:style-name="T3">Including endpoint plugin config</text:span></text:p>
          <draw:enhanced-geometry svg:viewBox="0 0 21600 21600" draw:text-areas="800 800 20800 20800" draw:type="round-rectangular-callout" draw:modifiers="-5766.57278819074 -5418.480492813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e07d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6T11:09:04</meta:creation-date>
    <dc:date>2012-08-20T14:59:00</dc:date>
    <meta:editing-duration>PT1H49M32S</meta:editing-duration>
    <meta:editing-cycles>9</meta:editing-cycles>
    <meta:generator>LibreOffice/3.4$Unix LibreOffice_project/340m1$Build-302</meta:generator>
    <meta:document-statistic meta:object-count="32"/>
  </office:meta>
</office:document-meta>
</file>